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, Arial"/>
    <style:font-face style:name="Open Sans" svg:font-family="'Open Sans', Helvetica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7.6909in"/>
    </style:style>
    <style:style style:name="co5" style:family="table-column">
      <style:table-column-properties fo:break-before="auto" style:column-width="1.98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 style:data-style-name="N37">
      <style:text-properties fo:font-size="22pt" style:font-size-asian="22pt" style:font-size-complex="2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8" style:family="table-cell" style:parent-style-name="Default">
      <style:text-properties fo:color="#222222" style:font-name="Noto Sans" fo:font-size="22pt" style:font-name-asian="Lohit Devanagari" style:font-size-asian="22pt" style:language-asian="hi" style:country-asian="IN" style:font-name-complex="Noto Sans" style:font-size-complex="22pt" style:language-complex="none" style:country-complex="none"/>
    </style:style>
    <style:style style:name="ce7" style:family="table-cell" style:parent-style-name="Default">
      <style:text-properties fo:color="#202020" style:font-name="Open Sans" fo:font-size="16pt" fo:language="none" fo:country="none" style:font-name-asian="DejaVu Sans" style:font-size-asian="16pt" style:language-asian="none" style:country-asian="none" style:font-name-complex="Open Sans" style:font-size-complex="16pt" style:language-complex="none" style:country-complex="none" style:font-weight-complex="bold"/>
    </style:style>
    <style:style style:name="T1" style:family="text">
      <style:text-properties style:font-name="Liberation Sans"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style:letter-kerning="true" fo:letter-spacing="normal" fo:language="en" fo:country="US" style:language-asian="hi" style:country-asian="IN" style:font-name-asian="Lohit Devanagari" style:font-size-asian="22pt" style:font-size-complex="22pt" style:font-weight-complex="normal" style:font-style-complex="normal"/>
    </style:style>
    <style:style style:name="T3" style:family="text">
      <style:text-properties style:language-complex="none" style:country-complex="none" style:font-weight-complex="normal" style:font-size-asian="22pt" style:language-asian="hi" style:country-asian="IN" fo:letter-spacing="normal" style:letter-kerning="true" style:text-line-through-type="none" style:text-overline-style="none" style:text-overline-color="font-color" style:font-relief="none" style:text-emphasize="none" style:font-style-asian="normal" style:font-weight-asian="normal" style:font-name-complex="Noto Sans;Arial" style:font-name-asian="Lohit Devanagari" style:text-line-through-mode="continuous" fo:text-shadow="none" style:text-outline="false" fo:font-style="normal" fo:font-weight="normal" fo:font-size="22pt" style:text-underline-style="none" style:text-underline-color="font-color" fo:language="en" fo:country="US" style:font-size-complex="22pt" style:font-style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style:font-size-asian="22pt" style:font-size-complex="22pt" fo:color="#222222" style:font-name="Noto Sans;Arial" style:text-underline-style="none" style:text-underline-color="font-color" style:text-line-through-type="none" style:letter-kerning="true" fo:letter-spacing="normal" fo:language="en" fo:country="US" style:language-asian="hi" style:country-asian="IN" style:font-name-asian="Lohit Devanagari" style:font-name-complex="Noto Sans;Arial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編號</text:p>
          </table:table-cell>
          <table:table-cell office:value-type="string" calcext:value-type="string">
            <text:p>題目</text:p>
          </table:table-cell>
          <table:table-cell office:value-type="string" calcext:value-type="string">
            <text:p>內容</text:p>
          </table:table-cell>
          <table:table-cell office:value-type="string" calcext:value-type="string">
            <text:p>進度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7-04" calcext:value-type="date">
            <text:p>07/0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讀網絡安全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２</text:p>
          </table:table-cell>
          <table:table-cell office:value-type="string" calcext:value-type="string">
            <text:p>nfz_web</text:p>
          </table:table-cell>
          <table:table-cell office:value-type="string" calcext:value-type="string">
            <text:p>優化路徑的loading列表：loading完成後再顯示在列表中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右邊可以匯入相同名稱路線，希望可以限制不重複。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7-05" calcext:value-type="date">
            <text:p>07/0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讀網絡安全</text:p>
          </table:table-cell>
          <table:table-cell/>
          <table:table-cell office:value-type="string" calcext:value-type="string">
            <text:p>loaded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研究api</text:p>
          </table:table-cell>
          <table:table-cell office:value-type="string" calcext:value-type="string">
            <text:p>抖音，tiktok</text:p>
          </table:table-cell>
          <table:table-cell office:value-type="string" calcext:value-type="string">
            <text:p>loaded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線上html</text:p>
          </table:table-cell>
          <table:table-cell office:value-type="string" calcext:value-type="string">
            <text:p>線上html模板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fz_web</text:p>
          </table:table-cell>
          <table:table-cell office:value-type="string" calcext:value-type="string">
            <text:p>優化和修復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開發網站</text:p>
          </table:table-cell>
          <table:table-cell office:value-type="string" calcext:value-type="string">
            <text:p>數據分析的網站，使用Django框架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7-06" calcext:value-type="date">
            <text:p>07/0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讀網絡安全</text:p>
          </table:table-cell>
          <table:table-cell/>
          <table:table-cell office:value-type="string" calcext:value-type="string">
            <text:p>loaded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線上html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鴿子路徑論文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7-07" calcext:value-type="date">
            <text:p>07/0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fz_web</text:p>
          </table:table-cell>
          <table:table-cell office:value-type="string" calcext:value-type="string">
            <text:p>DEMO 禁航區流程，線上開會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fz_web</text:p>
          </table:table-cell>
          <table:table-cell office:value-type="string" calcext:value-type="string">
            <text:p>刪除公棚時提示再次確認</text:p>
          </table:table-cell>
          <table:table-cell office:value-type="string" calcext:value-type="string">
            <text:p>完成，未上傳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讀網絡安全</text:p>
          </table:table-cell>
          <table:table-cell office:value-type="string" calcext:value-type="string">
            <text:p>SLM系統實施上的障礙</text:p>
          </table:table-cell>
          <table:table-cell office:value-type="string" calcext:value-type="string">
            <text:p>load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論文分析</text:p>
          </table:table-cell>
          <table:table-cell office:value-type="string" calcext:value-type="string">
            <text:p>開會討論：如何進行路徑效率分析以及訓練模式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7-08" calcext:value-type="date">
            <text:p>07/08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</text:p>
          </table:table-cell>
          <table:table-cell office:value-type="string" calcext:value-type="string">
            <text:p>ui设计，功能设计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ute分析开发</text:p>
          </table:table-cell>
          <table:table-cell office:value-type="string" calcext:value-type="string">
            <text:p>Django框架搭建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7-11" calcext:value-type="date">
            <text:p>07/1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开发</text:p>
          </table:table-cell>
          <table:table-cell office:value-type="string" calcext:value-type="string">
            <text:p>单条路径分析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7-12" calcext:value-type="date">
            <text:p>07/1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oute分析</text:span>開會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製作比較精簡的ppt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ute分析开发</text:p>
          </table:table-cell>
          <table:table-cell office:value-type="string" calcext:value-type="string">
            <text:p>route數據normalize：一致的time span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te分析开发</text:p>
          </table:table-cell>
          <table:table-cell office:value-type="string" calcext:value-type="string">
            <text:p>重新進行功能設計：為了外在條件一致，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需要使用同一批次的飛行數據來進行分析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7-13" calcext:value-type="date">
            <text:p>07/1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修改ppt的錯誤，新增論文中的實驗結果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7-18" calcext:value-type="date">
            <text:p>07/18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讀新的材料</text:p>
          </table:table-cell>
          <table:table-cell table:style-name="ce7" office:value-type="string" calcext:value-type="string">
            <text:p>鳥兒們為了保持不亂（獲得一起飛的好處），振翅的頻率會變多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7-19" calcext:value-type="date">
            <text:p>07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修改web 3d</text:p>
          </table:table-cell>
          <table:table-cell office:value-type="string" calcext:value-type="string">
            <text:p>裁減錄像功能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7-20" calcext:value-type="date">
            <text:p>07/2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讀論文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研究陀螺儀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製作ppt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研究加速規</text:p>
          </table:table-cell>
          <table:table-cell office:value-type="string" calcext:value-type="string">
            <text:p>對應跑步分析中，看看可以進行哪些分析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畫圖使用論文中的圖：min，max，averate放在一起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7-21" calcext:value-type="date">
            <text:p>07/2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研究陀螺儀</text:p>
          </table:table-cell>
          <table:table-cell office:value-type="string" calcext:value-type="string">
            <text:p>陀螺儀在論文中的作用？與運動參數的哪些有關？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對比運動參數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7-25" calcext:value-type="date">
            <text:p>07/2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22的5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路徑效率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7-26" calcext:value-type="date">
            <text:p>07/2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學習aws</text:p>
          </table:table-cell>
          <table:table-cell office:value-type="string" calcext:value-type="string">
            <text:p>如何在aws架設服務器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7-29" calcext:value-type="date">
            <text:p>07/29/2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2">加速規</text:span></text:p>
          </table:table-cell>
          <table:table-cell table:style-name="ce8" office:value-type="string" calcext:value-type="string">
            <text:p><text:span text:style-name="T2">找到原始檔案，查看這些數據可以怎麼使用</text:span>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gps數據filter，功能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7-30" calcext:value-type="date">
            <text:p>07/3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fz_web</text:p>
          </table:table-cell>
          <table:table-cell office:value-type="string" calcext:value-type="string">
            <text:p>新增更新禁航區公棚名稱功能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fz_web</text:p>
          </table:table-cell>
          <table:table-cell office:value-type="string" calcext:value-type="string">
            <text:p>重新打包和上傳到bit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1" calcext:value-type="date">
            <text:p>08/01/2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3">加速規</text:span></text:p>
          </table:table-cell>
          <table:table-cell office:value-type="string" calcext:value-type="string">
            <text:p><text:span text:style-name="T4">accel, gyro, </text:span><text:span text:style-name="T5">magnetometer 的作用和差別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空速，路徑效率，加速，振幅等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8-02" calcext:value-type="date">
            <text:p>08/0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進行數據的filte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路徑效率分析，是否值的訓練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開會討論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8-04" calcext:value-type="date">
            <text:p>08/0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月開發文檔</text:p>
          </table:table-cell>
          <table:table-cell office:value-type="string" calcext:value-type="string">
            <text:p>讀7月開發文檔，寫一篇總結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整理兩篇新的文論，進行總結，整合到sbir材料中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, Arial"/>
    <style:font-face style:name="Open Sans" svg:font-family="'Open Sans', Helvetica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21:01:00.489787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0:42:39.811465350</meta:creation-date>
    <dc:date>2022-08-04T10:58:35.678085267</dc:date>
    <meta:editing-duration>P24DT18H25M38S</meta:editing-duration>
    <meta:editing-cycles>30</meta:editing-cycles>
    <meta:generator>LibreOffice/6.4.7.2$Linux_X86_64 LibreOffice_project/40$Build-2</meta:generator>
    <meta:document-statistic meta:table-count="1" meta:cell-count="193" meta:object-count="0"/>
  </office:meta>
</office:document-meta>
</file>